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Paragraph">
      <style:text-properties fo:font-style="normal" style:text-underline-style="none" fo:font-weight="normal" style:font-style-asian="normal" style:font-weight-asian="normal" style:font-style-complex="normal" style:font-weight-complex="normal"/>
    </style:style>
    <style:style style:name="P2" style:family="paragraph" style:parent-style-name="PL-Heading">
      <style:text-properties officeooo:paragraph-rsid="00c2b6c2"/>
    </style:style>
    <style:style style:name="P3" style:family="paragraph" style:parent-style-name="PL-Heading">
      <style:paragraph-properties fo:break-before="page"/>
      <style:text-properties officeooo:paragraph-rsid="00c2b6c2"/>
    </style:style>
    <style:style style:name="P4" style:family="paragraph" style:parent-style-name="PL-Paragraph">
      <style:text-properties fo:font-style="normal" style:text-underline-style="none" fo:font-weight="normal" style:font-style-asian="normal" style:font-weight-asian="normal" style:language-complex="ar" style:country-complex="SA" style:font-style-complex="normal" style:font-weight-complex="normal"/>
    </style:style>
    <style:style style:name="P5" style:family="paragraph" style:parent-style-name="PL-Paragraph">
      <style:text-properties fo:font-style="normal" style:text-underline-style="none" fo:font-weight="normal" officeooo:paragraph-rsid="00c66201" style:font-style-asian="normal" style:font-weight-asian="normal" style:font-style-complex="normal" style:font-weight-complex="normal"/>
    </style:style>
    <style:style style:name="P6" style:family="paragraph" style:parent-style-name="PL-Paragraph">
      <style:text-properties fo:font-style="normal" style:text-underline-style="none" fo:font-weight="normal" officeooo:paragraph-rsid="00c7a29a" style:font-style-asian="normal" style:font-weight-asian="normal" style:font-style-complex="normal" style:font-weight-complex="normal"/>
    </style:style>
    <style:style style:name="P7" style:family="paragraph" style:parent-style-name="PL-Paragraph">
      <style:text-properties officeooo:paragraph-rsid="00c66201"/>
    </style:style>
    <style:style style:name="P8" style:family="paragraph" style:parent-style-name="PL-Paragraph">
      <style:text-properties officeooo:paragraph-rsid="00c7a29a"/>
    </style:style>
    <style:style style:name="P9" style:family="paragraph" style:parent-style-name="PL-Paragraph">
      <style:text-properties officeooo:paragraph-rsid="00c94185"/>
    </style:style>
    <style:style style:name="P10" style:family="paragraph" style:parent-style-name="PL-Paragraph">
      <style:paragraph-properties fo:margin-left="0.993cm" fo:margin-right="0cm" fo:text-indent="-0.023cm" style:auto-text-indent="false">
        <style:tab-stops/>
      </style:paragraph-properties>
    </style:style>
    <style:style style:name="P11" style:family="paragraph" style:parent-style-name="PL-Paragraph">
      <style:paragraph-properties fo:margin-left="0.97cm" fo:margin-right="0cm" fo:text-indent="0.023cm" style:auto-text-indent="false"/>
    </style:style>
    <style:style style:name="P12" style:family="paragraph" style:parent-style-name="PL-Paragraph">
      <style:paragraph-properties fo:margin-left="0.97cm" fo:margin-right="0cm" fo:text-indent="0.023cm" style:auto-text-indent="false"/>
      <style:text-properties officeooo:paragraph-rsid="00c94185"/>
    </style:style>
    <style:style style:name="P13" style:family="paragraph" style:parent-style-name="PL-Paragraph">
      <style:paragraph-properties fo:margin-left="0.993cm" fo:margin-right="0cm" fo:text-indent="0cm" style:auto-text-indent="false"/>
    </style:style>
    <style:style style:name="P14" style:family="paragraph" style:parent-style-name="PL-Paragraph">
      <style:paragraph-properties fo:margin-left="0.993cm" fo:margin-right="0cm" fo:text-indent="0cm" style:auto-text-indent="false"/>
      <style:text-properties officeooo:paragraph-rsid="00c94185"/>
    </style:style>
    <style:style style:name="P15" style:family="paragraph" style:parent-style-name="PL-Heading">
      <style:text-properties officeooo:paragraph-rsid="00c4f765"/>
    </style:style>
    <style:style style:name="P16" style:family="paragraph" style:parent-style-name="PL-Heading">
      <style:text-properties officeooo:paragraph-rsid="00c66201"/>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officeooo:rsid="00c447c8"/>
    </style:style>
    <style:style style:name="T3" style:family="text">
      <style:text-properties officeooo:rsid="00c4f765"/>
    </style:style>
    <style:style style:name="T4" style:family="text">
      <style:text-properties officeooo:rsid="00c66201"/>
    </style:style>
    <style:style style:name="T5" style:family="text">
      <style:text-properties officeooo:rsid="00c7a29a"/>
    </style:style>
    <style:style style:name="T6" style:family="text">
      <style:text-properties officeooo:rsid="00c941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anch, Merge, Commit</text:p>
      <text:p text:style-name="P2">New forms of Open Source for Designing With BIM</text:p>
      <text:p text:style-name="Standard"/>
      <text:p text:style-name="P1">This paper proposes a new method of designing with BIM technology firstly with the application of two contemporary methods of computing – open source and object orientated - <text:s/>and secondly the adoption of the versioning software platform 'GitHub' as a means of harnessing them and to encourage wider participation in the processes of designing with BIM.</text:p>
      <text:p text:style-name="P1"/>
      <text:p text:style-name="P4">Architects are typically consumers of software as products, rather than users of software as technology and the relationship between computers and architecture can often be fractious - viewed with either complete suspicion or total devotion. In either case the role of the computer is often seen in the same way - to supplement a pre-existing design process rather than to fundamentally change it. </text:p>
      <text:p text:style-name="P1">However, BIM software represents a significant move from the traditional skeuomorphic paradigm of CAD as drawing board to something new, that is in and of itself. Whilst this offers the designer huge potential, it also presents a difficulty. BIM software requires alternate, and unfamiliar, design processes and work flows – collaborative, concurrent, continuous working for example.</text:p>
      <text:p text:style-name="P1"/>
      <text:p text:style-name="P1">I propose to re-configure two existing methods of computing; open source (from software design) and object- orientated (from approaches to programming and code).</text:p>
      <text:p text:style-name="P1"/>
      <text:p text:style-name="PL-Paragraph"><text:span text:style-name="T1">Briefly, open source is traditionally understood as the release of the source code for computer programmes. Typically, however the environment of open software is one where the users and developers are basically the same and in which the</text:span><text:span text:style-name="Strong_20_Emphasis"><text:span text:style-name="T1"> 'extended negotiation' between user and programmer becomes a closed loop. This is analogous to existing BIM working practices – closed loops of expert users. In the method proposed here, the loop must be prised open, to allow access and contribution to a wider range of of participants. </text:span></text:span><text:span text:style-name="T1">In programming terms, an object orientated approach is one whereby elements of the code are organised in such a way that they may be more easily understood and edited as well as quickly reused and re-structured – they are assembled components </text:span><text:span text:style-name="Strong_20_Emphasis"><text:span text:style-name="T1">in the same way that BIM can be described as a technology of <text:s/>'assembled objects'.</text:span></text:span></text:p>
      <text:p text:style-name="P1"/>
      <text:p text:style-name="PL-Paragraph"><text:span text:style-name="Strong_20_Emphasis"><text:span text:style-name="T1">By viewing BIM design methods as component assemblies, and then opening access to both the components and the rules of assembly, BIM practitioners have the possibility to create new methods of designing with BIM, through wider participation in the processes associated with it.</text:span></text:span></text:p>
      <text:p text:style-name="PL-Paragraph"/>
      <text:p text:style-name="Standard"/>
      <text:p text:style-name="PL-Heading"/>
      <text:p text:style-name="P3"><text:span text:style-name="Strong_20_Emphasis"/></text:p>
      <text:p text:style-name="P16"><text:span text:style-name="Strong_20_Emphasis"><text:span text:style-name="T4">Towards a BIM method</text:span></text:span></text:p>
      <text:p text:style-name="P5">collaborative, concurrent, continuous</text:p>
      <text:p text:style-name="P6"><text:span text:style-name="T5">- what do I mean by 'BIM'?</text:span></text:p>
      <text:p text:style-name="P6"><text:span text:style-name="T5">- </text:span><text:span text:style-name="T6">with </text:span><text:span text:style-name="T5">what specific technology?</text:span></text:p>
      <text:p text:style-name="P6"><text:span text:style-name="T5">- in what specific context?</text:span></text:p>
      <text:p text:style-name="P15"><text:span text:style-name="T3">Collaborative - </text:span>object oriented <text:span text:style-name="T3">vs procedual</text:span></text:p>
      <text:p text:style-name="PL-SubHeading"><text:span text:style-name="T6">objects</text:span></text:p>
      <text:p text:style-name="PL-Paragraph">- christopher alexander</text:p>
      <text:p text:style-name="PL-Paragraph"><text:tab/>- design patterns</text:p>
      <text:p text:style-name="P9"><text:span text:style-name="T6">- skeumporphs [and other interfaces] in open source [word/ CAD]</text:span></text:p>
      <text:p text:style-name="P9"><text:span text:style-name="T6">- open source guns</text:span></text:p>
      <text:p text:style-name="PL-SubHeading"><text:span text:style-name="T6">procedures</text:span></text:p>
      <text:p text:style-name="PL-Paragraph"><text:span text:style-name="T3">- </text:span><text:span text:style-name="T6">algorithms </text:span><text:span text:style-name="T3">parametric workshop</text:span></text:p>
      <text:p text:style-name="P10"><text:span text:style-name="T6">- algorithmic encoding of semantic steps, rather than semantic descriptions of algorithmic steps</text:span></text:p>
      <text:p text:style-name="P9"><text:span text:style-name="T6">objects and procedures in BIM</text:span></text:p>
      <text:p text:style-name="P11"><text:span text:style-name="T6">- </text:span><text:span text:style-name="T3">what is a component?</text:span></text:p>
      <text:p text:style-name="P12"><text:span text:style-name="T6">- what is an assembly?</text:span></text:p>
      <text:p text:style-name="Standard"/>
      <text:p text:style-name="P15"><text:s/><text:span text:style-name="T3">Concurrent – </text:span><text:span text:style-name="T6">open source </text:span>versioning</text:p>
      <text:p text:style-name="PL-Paragraph"><text:span text:style-name="T6">- deinition of open source, beyond 'open access'</text:span></text:p>
      <text:p text:style-name="P13"><text:span text:style-name="T5">- what is versioning?</text:span></text:p>
      <text:p text:style-name="P13">- my life in CVS</text:p>
      <text:p text:style-name="P13">- tim yuill, - CVS</text:p>
      <text:p text:style-name="P13">- usman haque/ matt<text:span text:style-name="T2">h</text:span>ew fuller</text:p>
      <text:p text:style-name="P8"><text:span text:style-name="T5">- what is gitHub?</text:span></text:p>
      <text:p text:style-name="P13"><text:span text:style-name="T3">- examples of gitHub </text:span><text:span text:style-name="T6">[beyond code]</text:span></text:p>
      <text:p text:style-name="P13"><text:span text:style-name="T6"><text:tab/>- Wired [german laws, house bug fixes.....]</text:span></text:p>
      <text:p text:style-name="Standard"/>
      <text:p text:style-name="P15"><text:span text:style-name="T3"><text:s/>C</text:span><text:span text:style-name="Strong_20_Emphasis"><text:span text:style-name="T3">ontinuous - </text:span></text:span>models of involvement </text:p>
      <text:p text:style-name="P7"><text:span text:style-name="T3">- BIM in git</text:span><text:span text:style-name="T4">H</text:span><text:span text:style-name="T3">ub </text:span><text:span text:style-name="T4">- branch, merge, commit</text:span></text:p>
      <text:p text:style-name="P14"><text:soft-page-break/><text:span text:style-name="T6">- BIM and authourship</text:span></text:p>
      <text:p text:style-name="P7"><text:span text:style-name="T4">- my phD in gitHub</text:span></text:p>
      <text:p text:style-name="P7"><text:span text:style-name="T4"/></text:p>
      <text:p text:style-name="PL-Paragrap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margin-top="0cm" fo:margin-bottom="0.199cm" style:contextual-spacing="false" fo:line-height="100%" fo:text-indent="0cm" style:auto-text-indent="false" fo:background-color="transparent">
        <style:background-image/>
      </style:paragraph-properties>
      <style:text-properties style:font-name="Calibri" fo:font-size="12pt" style:font-size-asian="10pt" style:font-size-complex="10pt"/>
    </style:style>
    <style:style style:name="PL-Quote" style:family="paragraph" style:parent-style-name="PL-Paragraph">
      <style:paragraph-properties fo:margin-left="0cm" fo:margin-right="5.001cm" fo:margin-top="0cm" fo:margin-bottom="0.4cm" style:contextual-spacing="false" fo:text-align="justify" style:justify-single-word="false" fo:text-indent="0cm" style:auto-text-indent="false" fo:background-color="#00ff00">
        <style:background-image/>
      </style:paragraph-properties>
      <style:text-properties style:font-name="Times New Roman1" fo:font-size="11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Code" style:family="paragraph" style:parent-style-name="Standard">
      <style:paragraph-properties fo:margin-left="5.001cm" fo:margin-right="0cm" fo:margin-top="0cm" fo:margin-bottom="0cm" style:contextual-spacing="false" fo:text-indent="0cm" style:auto-text-indent="false" fo:background-color="#e6e6e6">
        <style:background-image/>
      </style:paragraph-properties>
      <style:text-properties fo:font-size="8pt" fo:font-weight="normal" officeooo:rsid="0028d10e" fo:background-color="transparent" style:font-size-asian="8pt" style:font-weight-asian="normal" style:font-size-complex="8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2" fo:font-size="18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Salutation" style:family="paragraph" style:parent-style-name="Standard" style:class="text">
      <style:paragraph-properties text:number-lines="false" text:line-number="0"/>
    </style:style>
    <style:style style:name="PL-Slide_20_Ref" style:display-name="PL-Slide Ref" style:family="paragraph" style:parent-style-name="PL-Paragraph" style:class="text">
      <style:paragraph-properties fo:background-color="#00ff00">
        <style:background-image/>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4-04T10:29:18.70</meta:creation-date>
    <dc:date>2013-05-21T19:17:15.86</dc:date>
    <dc:creator>p l</dc:creator>
    <meta:editing-duration>P1DT30M21S</meta:editing-duration>
    <meta:editing-cycles>147</meta:editing-cycles>
    <meta:generator>LibreOffice/4.0.2.2$Windows_x86 LibreOffice_project/4c82dcdd6efcd48b1d8bba66bfe1989deee49c3</meta:generator>
    <meta:document-statistic meta:table-count="0" meta:image-count="0" meta:object-count="0" meta:page-count="3" meta:paragraph-count="38" meta:word-count="544" meta:character-count="3392" meta:non-whitespace-character-count="2873"/>
    <meta:user-defined meta:name="ZOTERO_PREF_1">&lt;data data-version="3" zotero-version="4.0.8"&gt;&lt;session id="VozPNrLg"/&gt;&lt;style id="http://www.zotero.org/styles/apa" hasBibliography="1" bibliographyStyleHasBeenSet="0"/&gt;&lt;prefs&gt;&lt;pref name="fieldType" value="ReferenceMark"/&gt;&lt;pref name="storeReferences" value</meta:user-defined>
    <meta:user-defined meta:name="ZOTERO_PREF_2">="true"/&gt;&lt;pref name="automaticJournalAbbreviations" value="true"/&gt;&lt;pref name="noteType" value="0"/&gt;&lt;/prefs&gt;&lt;/data&gt;</meta:user-defined>
  </office:meta>
</office:document-meta>
</file>